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Nadpis1" style:family="paragraph">
      <style:paragraph-properties fo:text-align="justify"/>
    </style:style>
    <style:style style:name="P18" style:parent-style-name="podpis" style:family="paragraph">
      <style:paragraph-properties fo:margin-top="0.3333in"/>
    </style:style>
    <style:style style:name="T19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48/2024</text:p>
            <text:p text:style-name="Normální">KVOP-26402/2024</text:p>
            <text:p text:style-name="Normální">02. 07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A. S.</text:p>
            <text:p text:style-name="Normální"/>
            <text:p text:style-name="Normální"/>
            <text:p text:style-name="Normální"/>
            <text:p text:style-name="Normální"/>
            <text:p text:style-name="P16">Doporučeně</text:p>
            <text:p text:style-name="Normální"/>
            <text:p text:style-name="Normální"/>
          </table:table-cell>
        </table:table-row>
      </table:table>
      <text:h text:style-name="P17" text:outline-level="1">Sdělení o vyřízení žádosti o informace<text:s/>podle zákona č. 106/1999 Sb., o svobodném přístupu k informacím</text:h>
      <text:p text:style-name="Základnítext">Vážený pane<text:s/>S.,</text:p>
      <text:p text:style-name="Základnítext">dne<text:s/>1.<text:s/>července<text:s/>2024 obdržela Kancelář<text:s/>veřejného<text:s/>ochránce práv<text:s/>Vaši žádost o informace. Žádáte o<text:s/>zaslání sborníku stanovisek veřejného ochránce práv Vězeňství II.<text:s/></text:p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p text:style-name="Základnítext">Sborník stanovisek veřejného ochránce práv Vězeňství II z roku 2019. Jde o poslední vydání, žádné novější není k dispozici a ani se nepřipravuje.</text:p>
      <text:p text:style-name="Základnítext">S pozdravem</text:p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19">Sborník stanovisek veřejného ochránce práv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name="Calibri"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LKV1*</text:span>*KVOPX00ELKV1*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9-02T06:51:00Z</meta:creation-date>
    <dc:date>2024-09-02T06:52:00Z</dc:date>
    <meta:print-date>2024-07-02T09:0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6" meta:character-count="802" meta:row-count="5" meta:non-whitespace-character-count="687"/>
  </office:meta>
</office:document-meta>
</file>